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TestElement.setIf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Element.setUnless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Element.should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TestElement.collectTe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